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8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5cm" svg:x2="2.25cm" svg:y2="6.5cm">
          <text:p/>
        </draw:line>
        <draw:line draw:style-name="gr7" draw:text-style-name="P5" draw:layer="layout" svg:x1="0.25cm" svg:y1="5cm" svg:x2="2.25cm" svg:y2="5cm">
          <text:p/>
        </draw:line>
        <draw:line draw:style-name="gr7" draw:text-style-name="P5" draw:layer="layout" svg:x1="0.25cm" svg:y1="3.5cm" svg:x2="2.25cm" svg:y2="3.5cm">
          <text:p/>
        </draw:line>
        <draw:line draw:style-name="gr7" draw:text-style-name="P5" draw:layer="layout" svg:x1="0.25cm" svg:y1="2cm" svg:x2="2.25cm" svg:y2="2cm">
          <text:p/>
        </draw:line>
        <draw:line draw:style-name="gr7" draw:text-style-name="P5" draw:layer="layout" svg:x1="2.25cm" svg:y1="1.25cm" svg:x2="2.25cm" svg:y2="7.25cm">
          <text:p/>
        </draw:line>
        <draw:line draw:style-name="gr7" draw:text-style-name="P5" draw:layer="layout" svg:x1="0.25cm" svg:y1="1.25cm" svg:x2="0.25cm" svg:y2="7.25cm">
          <text:p/>
        </draw:line>
        <draw:path draw:style-name="gr8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5" draw:layer="layout" svg:width="0.999cm" svg:height="0.999cm" svg:x="1.25cm" svg:y="0.25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314cm" svg:x2="1cm" svg:y2="8.814cm">
          <text:p/>
        </draw:line>
        <draw:line draw:style-name="gr11" draw:text-style-name="P5" draw:layer="layout" svg:x1="1.5cm" svg:y1="8.283cm" svg:x2="1.5cm" svg:y2="8.783cm">
          <text:p/>
        </draw:line>
        <draw:custom-shape draw:style-name="gr12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1cm" svg:height="0.962cm" svg:x="0.788cm" svg:y="8.521cm">
          <draw:text-box>
            <text:p text:style-name="P6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48cm" svg:x2="2.25cm" svg:y2="6.48cm">
          <text:p/>
        </draw:line>
        <draw:line draw:style-name="gr7" draw:text-style-name="P5" draw:layer="layout" svg:x1="0.25cm" svg:y1="4.98cm" svg:x2="2.25cm" svg:y2="4.98cm">
          <text:p/>
        </draw:line>
        <draw:line draw:style-name="gr7" draw:text-style-name="P5" draw:layer="layout" svg:x1="0.25cm" svg:y1="3.48cm" svg:x2="2.25cm" svg:y2="3.48cm">
          <text:p/>
        </draw:line>
        <draw:line draw:style-name="gr7" draw:text-style-name="P5" draw:layer="layout" svg:x1="0.25cm" svg:y1="1.98cm" svg:x2="2.25cm" svg:y2="1.98cm">
          <text:p/>
        </draw:line>
        <draw:line draw:style-name="gr7" draw:text-style-name="P5" draw:layer="layout" svg:x1="2.25cm" svg:y1="1.23cm" svg:x2="2.25cm" svg:y2="7.23cm">
          <text:p/>
        </draw:line>
        <draw:line draw:style-name="gr7" draw:text-style-name="P5" draw:layer="layout" svg:x1="0.25cm" svg:y1="1.23cm" svg:x2="0.25cm" svg:y2="7.23cm">
          <text:p/>
        </draw:line>
        <draw:path draw:style-name="gr8" draw:text-style-name="P5" draw:layer="layout" svg:width="0.999cm" svg:height="0.999cm" draw:transform="rotate (1.5707963267949) translate (0.25cm 1.22999999999999cm)" svg:viewBox="0 0 1000 1000" svg:d="M0 0c1000 0 1000 1000 1000 1000">
          <text:p/>
        </draw:path>
        <draw:path draw:style-name="gr8" draw:text-style-name="P5" draw:layer="layout" svg:width="0.999cm" svg:height="0.999cm" svg:x="1.25cm" svg:y="0.23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2999999999999cm)" svg:viewBox="0 0 1000 1000" svg:d="M1000 0c-1000 0-1000 1000-1000 1000">
          <text:p/>
        </draw:path>
        <draw:custom-shape draw:style-name="gr3" draw:text-style-name="P3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294cm" svg:x2="1cm" svg:y2="8.794cm">
          <text:p/>
        </draw:line>
        <draw:line draw:style-name="gr11" draw:text-style-name="P5" draw:layer="layout" svg:x1="1.5cm" svg:y1="8.263cm" svg:x2="1.5cm" svg:y2="8.763cm">
          <text:p/>
        </draw:line>
        <draw:custom-shape draw:style-name="gr12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1cm" svg:height="0.962cm" svg:x="0.788cm" svg:y="8.501cm">
          <draw:text-box>
            <text:p text:style-name="P6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53:01.127000000</dc:date>
    <meta:editing-duration>PT9M34S</meta:editing-duration>
    <meta:editing-cycles>29</meta:editing-cycles>
    <meta:generator>LibreOffice/7.5.0.3$Windows_X86_64 LibreOffice_project/c21113d003cd3efa8c53188764377a8272d9d6de</meta:generator>
    <meta:document-statistic meta:object-count="72"/>
  </office:meta>
</office:document-meta>
</file>